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見出し2" style:master-page-name="MP0" style:family="paragraph">
      <style:paragraph-properties fo:break-before="page" fo:text-align="center"/>
      <style:text-properties style:font-name="system-ui" style:font-name-asian="system-ui" style:font-name-complex="system-ui" fo:font-weight="bold" style:font-weight-asian="bold" style:font-weight-complex="bold" fo:color="#000000" fo:font-size="18pt" style:font-size-asian="18pt" style:font-size-complex="18pt"/>
    </style:style>
    <style:style style:name="P2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T3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5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7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8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9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0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1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2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13" style:parent-style-name="見出し3" style:family="paragraph">
      <style:paragraph-properties fo:margin-left="0.5833in">
        <style:tab-stops/>
      </style:paragraph-properties>
    </style:style>
    <style:style style:name="T14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15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7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8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9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0" style:parent-style-name="リスト段落" style:family="paragraph">
      <style:paragraph-properties fo:margin-left="0.5in">
        <style:tab-stops/>
      </style:paragraph-properties>
    </style:style>
    <style:style style:name="T21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2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3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24" style:parent-style-name="見出し3" style:family="paragraph">
      <style:paragraph-properties fo:margin-left="0.5833in">
        <style:tab-stops/>
      </style:paragraph-properties>
    </style:style>
    <style:style style:name="T25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2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7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8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9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0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31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32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3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4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5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6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style:font-size-complex="10.5pt"/>
    </style:style>
    <style:style style:name="P37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38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39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0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1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2" style:parent-style-name="見出し3" style:family="paragraph">
      <style:paragraph-properties fo:margin-left="0.5833in">
        <style:tab-stops/>
      </style:paragraph-properties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43" style:parent-style-name="見出し3" style:family="paragraph">
      <style:paragraph-properties fo:margin-left="0.5833in">
        <style:tab-stops/>
      </style:paragraph-properties>
    </style:style>
    <style:style style:name="T44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font-size="12pt" style:font-size-asian="12pt" style:font-size-complex="12pt"/>
    </style:style>
    <style:style style:name="P45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6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7" style:parent-style-name="リスト段落" style:family="paragraph">
      <style:paragraph-properties fo:margin-left="0.5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</office:automatic-styles>
  <office:body>
    <office:text text:use-soft-page-breaks="true">
      <text:h text:style-name="P1" text:outline-level="2">画像投稿サイト システム仕様書</text:h>
      <text:p text:style-name="標準"/>
      <text:p text:style-name="標準"/>
      <text:h text:style-name="P2" text:outline-level="3">1. システム概要</text:h>
      <text:p text:style-name="標準"><text:span text:style-name="T3">このシステムは、ユーザーが画像を投稿し、コメントやいいねを行うためのウェブサイトです。ユーザーはアカウントを作成してログインし、投稿された画像を閲覧・いいねすることができます。</text:span></text:p>
      <text:h text:style-name="P4" text:outline-level="3"/>
      <text:h text:style-name="P5" text:outline-level="3">2. 技術スタック</text:h>
      <text:list text:style-name="LFO1" text:continue-numbering="true">
        <text:list-item>
          <text:p text:style-name="P6">バックエンド: PHP (Laravel)</text:p>
        </text:list-item>
        <text:list-item>
          <text:p text:style-name="P7">フロントエンド: HTML, CSS, JavaScript</text:p>
        </text:list-item>
        <text:list-item>
          <text:p text:style-name="P8">データベース: MySQL</text:p>
        </text:list-item>
        <text:list-item>
          <text:p text:style-name="P9">画像ストレージ: AWS S3</text:p>
        </text:list-item>
        <text:list-item>
          <text:p text:style-name="P10">セッション管理: Laravel Session</text:p>
        </text:list-item>
        <text:list-item>
          <text:p text:style-name="P11">セキュリティ: パスワードハッシュ化（bcrypt）、クロスサイトスクリプティング（XSS）防止など</text:p>
        </text:list-item>
      </text:list>
      <text:h text:style-name="P12" text:outline-level="3"/>
      <text:h text:style-name="P13" text:outline-level="3"><text:span text:style-name="T14">3. 主要機能</text:span></text:h>
      <text:list text:style-name="LFO1" text:continue-numbering="true">
        <text:list-item>
          <text:p text:style-name="P15">ユーザー登録・ログイン機能</text:p>
        </text:list-item>
        <text:list-item>
          <text:p text:style-name="P16">画像投稿機能（画像ファイル、タイトル、説明）</text:p>
        </text:list-item>
        <text:list-item>
          <text:p text:style-name="P17">画像一覧表示機能（タイトル、説明、いいね数）</text:p>
        </text:list-item>
        <text:list-item>
          <text:p text:style-name="P18">個別画像詳細ページ（タイトル、説明、いいね数、コメント）</text:p>
        </text:list-item>
        <text:list-item>
          <text:p text:style-name="P19">コメント投稿機能</text:p>
        </text:list-item>
        <text:list-item>
          <text:p text:style-name="P20"><text:span text:style-name="T21">いいね機能（画像、コメントの両方に対して）</text:span></text:p>
        </text:list-item>
        <text:list-item>
          <text:p text:style-name="P22">ユーザープロフィール表示機能</text:p>
        </text:list-item>
      </text:list>
      <text:h text:style-name="P23" text:outline-level="3"/>
      <text:h text:style-name="P24" text:outline-level="3"><text:span text:style-name="T25">4. セキュリティ</text:span></text:h>
      <text:list text:style-name="LFO1" text:continue-numbering="true">
        <text:list-item>
          <text:p text:style-name="P26">ユーザーパスワードのハッシュ化（bcrypt）</text:p>
        </text:list-item>
        <text:list-item>
          <text:p text:style-name="P27">クロスサイトスクリプティング（XSS）防止のためのデータサニタイズ</text:p>
        </text:list-item>
        <text:list-item>
          <text:p text:style-name="P28">セッション管理とセッション固定攻撃の防止</text:p>
        </text:list-item>
        <text:list-item>
          <text:p text:style-name="P29">ユーザーアクションのCSRF対策</text:p>
        </text:list-item>
      </text:list>
      <text:h text:style-name="P30" text:outline-level="3"/>
      <text:h text:style-name="P31" text:outline-level="3">5. データベース設計</text:h>
      <text:list text:style-name="LFO1" text:continue-numbering="true">
        <text:list-item>
          <text:p text:style-name="P32">users テーブル: id, username, email, hashed_password</text:p>
        </text:list-item>
        <text:list-item>
          <text:p text:style-name="P33">images テーブル: id, user_id, title, description, image_path</text:p>
        </text:list-item>
        <text:list-item>
          <text:p text:style-name="P34">comments テーブル: id, user_id, image_id, content</text:p>
        </text:list-item>
        <text:list-item>
          <text:p text:style-name="P35">likes テーブル: id, user_id, image_id</text:p>
        </text:list-item>
      </text:list>
      <text:h text:style-name="P36" text:outline-level="3"/>
      <text:h text:style-name="P37" text:outline-level="3"/>
      <text:h text:style-name="P38" text:outline-level="3">6. ユーザーエクスペリエンス</text:h>
      <text:list text:style-name="LFO1" text:continue-numbering="true">
        <text:list-item>
          <text:p text:style-name="P39">シンプルなナビゲーションとUIデザイン</text:p>
        </text:list-item>
        <text:list-item>
          <text:p text:style-name="P40">アクセシビリティを考慮したレスポンシブデザイン</text:p>
        </text:list-item>
        <text:list-item>
          <text:p text:style-name="P41">ユーザーの投稿とフィードバックを強調するデザイン</text:p>
        </text:list-item>
      </text:list>
      <text:h text:style-name="P42" text:outline-level="3"/>
      <text:h text:style-name="P43" text:outline-level="3"><text:span text:style-name="T44">7. テストとデバッグ</text:span></text:h>
      <text:list text:style-name="LFO1" text:continue-numbering="true">
        <text:list-item>
          <text:p text:style-name="P45">ユニットテスト（PHPUnitなど）を使用して関数やモジュールをテスト</text:p>
        </text:list-item>
        <text:list-item>
          <text:p text:style-name="P46">統合テストでシステム全体の動作を確認</text:p>
        </text:list-item>
        <text:list-item>
          <text:p text:style-name="P47">エラーハンドリングとログ記録</text:p>
        </text:list-item>
      </text:list>
      <text:p text:style-name="標準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833in"/>
      <style:text-properties style:font-name="Centur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2" style:display-name="見出し 2" style:family="paragraph" style:parent-style-name="標準" style:next-style-name="標準" style:default-outline-level="2">
      <style:paragraph-properties fo:keep-with-next="always"/>
      <style:text-properties style:font-name="Arial" style:font-name-asian="MS Gothic" style:font-name-complex="Times New Roman" fo:hyphenate="false"/>
    </style:style>
    <style:style style:name="見出し3" style:display-name="見出し 3" style:family="paragraph" style:parent-style-name="標準" style:next-style-name="標準" style:default-outline-level="3">
      <style:paragraph-properties fo:keep-with-next="always" fo:margin-left="0.2777in">
        <style:tab-stops/>
      </style:paragraph-properties>
      <style:text-properties style:font-name="Arial" style:font-name-asian="MS Gothic" style:font-name-complex="Times New Roman" fo:hyphenate="false"/>
    </style: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見出し2文字" style:display-name="見出し 2 (文字)" style:family="text" style:parent-style-name="段落フォント">
      <style:text-properties style:font-name="Arial" style:font-name-asian="MS Gothic" style:font-name-complex="Times New Roman"/>
    </style:style>
    <style:style style:name="見出し3文字" style:display-name="見出し 3 (文字)" style:family="text" style:parent-style-name="段落フォント">
      <style:text-properties style:font-name="Arial" style:font-name-asian="MS Gothic" style:font-name-complex="Times New Roman"/>
    </style:style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加賀真 煉</meta:initial-creator>
    <dc:creator>加賀真 煉</dc:creator>
    <meta:creation-date>2023-08-18T07:29:00Z</meta:creation-date>
    <dc:date>2023-08-18T07:29:00Z</dc:date>
    <meta:template xlink:href="Normal.dotm" xlink:type="simple"/>
    <meta:editing-cycles>1</meta:editing-cycles>
    <meta:editing-duration>PT0S</meta:editing-duration>
    <meta:document-statistic meta:page-count="1" meta:paragraph-count="1" meta:word-count="135" meta:character-count="908" meta:row-count="6" meta:non-whitespace-character-count="774"/>
  </office:meta>
</office:document-meta>
</file>